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5208in"/>
    </style:style>
    <style:style style:name="Table1.B" style:family="table-column">
      <style:table-column-properties style:column-width="1.6097in"/>
    </style:style>
    <style:style style:name="Table1.C" style:family="table-column">
      <style:table-column-properties style:column-width="1.184in"/>
    </style:style>
    <style:style style:name="Table1.D" style:family="table-column">
      <style:table-column-properties style:column-width="0.7194in"/>
    </style:style>
    <style:style style:name="Table1.E" style:family="table-column">
      <style:table-column-properties style:column-width="0.2847in"/>
    </style:style>
    <style:style style:name="Table1.F" style:family="table-column">
      <style:table-column-properties style:column-width="1.2778in"/>
    </style:style>
    <style:style style:name="Table1.G" style:family="table-column">
      <style:table-column-properties style:column-width="1.6681in"/>
    </style:style>
    <style:style style:name="Table1.1" style:family="table-row">
      <style:table-row-properties style:min-row-height="0.5111in"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G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style:min-row-height="0.3257in" fo:keep-together="auto"/>
    </style:style>
    <style:style style:name="Table1.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fo:text-align="center" style:justify-single-word="false"/>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0.502in"/>
          <style:tab-stop style:position="4.0154in"/>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0"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1"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paragraph-properties fo:margin-left="0in" fo:margin-right="0in" fo:margin-top="0in" fo:margin-bottom="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text-indent="0.2366in" style:auto-text-indent="false"/>
      <style:text-properties style:font-name="Times New Roman1" fo:font-weight="bold" style:font-weight-asian="bold" style:font-weight-complex="bold"/>
    </style:style>
    <style:style style:name="P19" style:family="paragraph" style:parent-style-name="Standard">
      <style:paragraph-properties fo:margin-left="0.2366in" fo:margin-right="0in" fo:text-indent="0in" style:auto-text-indent="false"/>
      <style:text-properties style:font-name="Times New Roman1"/>
    </style:style>
    <style:style style:name="P20"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left="0.2366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tandard" style:list-style-name="L1"/>
    <style:style style:name="P23" style:family="paragraph" style:parent-style-name="Standard" style:list-style-name="L1">
      <style:text-properties style:font-name="Times New Roman1"/>
    </style:style>
    <style:style style:name="P24" style:family="paragraph" style:parent-style-name="Standard" style:list-style-name="L6">
      <style:text-properties style:font-name="Times New Roman1"/>
    </style:style>
    <style:style style:name="P25" style:family="paragraph" style:parent-style-name="Standard" style:list-style-name="L6"/>
    <style:style style:name="P26" style:family="paragraph" style:parent-style-name="Standard" style:list-style-name="L2">
      <style:paragraph-properties fo:margin-left="0.2366in" fo:margin-right="0in" fo:text-indent="0in" style:auto-text-indent="false"/>
      <style:text-properties fo:font-style="italic" style:font-style-asian="italic" style:font-style-complex="italic"/>
    </style:style>
    <style:style style:name="P27" style:family="paragraph" style:parent-style-name="Standard" style:list-style-name="L2">
      <style:paragraph-properties fo:margin-left="0.2366in" fo:margin-right="0in" fo:text-indent="0in" style:auto-text-indent="false"/>
    </style:style>
    <style:style style:name="P28" style:family="paragraph" style:parent-style-name="Standard" style:list-style-name="L2">
      <style:paragraph-properties fo:margin-left="0.2366in" fo:margin-right="0in" fo:text-align="justify" style:justify-single-word="false" fo:text-indent="0in" style:auto-text-indent="false"/>
    </style:style>
    <style:style style:name="P29" style:family="paragraph" style:parent-style-name="Standard" style:list-style-name="L3">
      <style:paragraph-properties fo:margin-left="0.2366in" fo:margin-right="0in" fo:text-indent="0in" style:auto-text-indent="false"/>
    </style:style>
    <style:style style:name="P30" style:family="paragraph" style:parent-style-name="Standard" style:list-style-name="L4">
      <style:paragraph-properties fo:margin-left="0.2366in" fo:margin-right="0in" fo:text-indent="0in" style:auto-text-indent="false"/>
      <style:text-properties style:font-name="Times New Roman1"/>
    </style:style>
    <style:style style:name="P31" style:family="paragraph" style:parent-style-name="Standard" style:list-style-name="L5">
      <style:paragraph-properties fo:margin-left="0.2366in" fo:margin-right="0in" fo:text-indent="0in" style:auto-text-indent="false"/>
    </style:style>
    <style:style style:name="P32"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complex="Times New Roman"/>
    </style:style>
    <style:style style:name="T10" style:family="text">
      <style:text-properties fo:font-size="12pt" fo:font-weight="normal" style:font-size-asian="12pt" style:font-weight-asian="normal" style:font-name-complex="Times New Roman"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4">------------------------ </text:p>
      <text:p text:style-name="P1"/>
      <text:p text:style-name="P5">HỢP ĐỒNG KINH TẾ </text:p>
      <text:p text:style-name="P1"/>
      <text:p text:style-name="P3">Số: <text:s/><text:span text:style-name="T6"><text:placeholder text:placeholder-type="text">&lt;o.name&gt;</text:placeholder></text:span> </text:p>
      <text:list xml:id="list1304754718" text:style-name="L1">
        <text:list-item>
          <text:p text:style-name="P23">Căn cứ Bộ Luật Dân sự ngày 14 tháng 6 năm 2005; </text:p>
        </text:list-item>
        <text:list-item>
          <text:p text:style-name="P22">Că<text:span text:style-name="T2">n cứ Luật Thương mại ngày 14 tháng 6 năm 2005; </text:span></text:p>
        </text:list-item>
        <text:list-item>
          <text:p text:style-name="P22"><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8"><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text:tab/>: 125/11 Nguyễn Cửu Vân, Phường 17, Bình Thạnh, T</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B bán cho bên A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VT</text:p>
          </table:table-cell>
          <table:table-cell table:style-name="Table1.A1" table:number-columns-spanned="2" office:value-type="string">
            <text:p text:style-name="P8">ĐƠN GIÁ</text:p>
          </table:table-cell>
          <table:covered-table-cell/>
          <table:table-cell table:style-name="Table1.G1" office:value-type="string">
            <text:p text:style-name="P8">THÀNH TIỀN</text:p>
          </table:table-cell>
        </table:table-row>
        <table:table-row table:style-name="Table1.2">
          <table:table-cell table:style-name="Table1.A2" table:number-columns-spanned="7" office:value-type="string">
            <text:p text:style-name="P13"><text:placeholder text:placeholder-type="text">&lt;for each="sequence,line in enumerate(o.hopdong_line)"&gt;</text:placeholder></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9"><text:placeholder text:placeholder-type="text">&lt;sequence + 1&gt;</text:placeholder></text:p>
          </table:table-cell>
          <table:table-cell table:style-name="Table1.B3" office:value-type="string">
            <text:p text:style-name="P14"><text:placeholder text:placeholder-type="text">&lt;line.name&gt;</text:placeholder></text:p>
          </table:table-cell>
          <table:table-cell table:style-name="Table1.C3" office:value-type="string">
            <text:p text:style-name="P15"><text:placeholder text:placeholder-type="text">&lt;convert_f_amount(line.product_qty)&gt;</text:placeholder></text:p>
          </table:table-cell>
          <table:table-cell table:style-name="Table1.D3" office:value-type="string">
            <text:p text:style-name="P14"><text:placeholder text:placeholder-type="text">&lt;line.product_uom.name&gt;</text:placeholder></text:p>
          </table:table-cell>
          <table:table-cell table:style-name="Table1.E3" table:number-columns-spanned="2" office:value-type="string">
            <text:p text:style-name="P16"><text:placeholder text:placeholder-type="text">&lt;convert_f_amount(line.price_unit)&gt;</text:placeholder></text:p>
          </table:table-cell>
          <table:covered-table-cell/>
          <table:table-cell table:style-name="Table1.G3" office:value-type="string">
            <text:p text:style-name="P16"><text:placeholder text:placeholder-type="text">&lt;convert_f_amount(line.price_subtotal)&gt;</text:placeholder></text:p>
          </table:table-cell>
        </table:table-row>
        <table:table-row table:style-name="Table1.4">
          <table:table-cell table:style-name="Table1.A4" table:number-columns-spanned="7" office:value-type="string">
            <text:p text:style-name="P10"><text:placeholder text:placeholder-type="text">&lt;/for&gt;</text:placeholder></text:p>
          </table:table-cell>
          <table:covered-table-cell/>
          <table:covered-table-cell/>
          <table:covered-table-cell/>
          <table:covered-table-cell/>
          <table:covered-table-cell/>
          <table:covered-table-cell/>
        </table:table-row>
        <table:table-row table:style-name="Table1.5">
          <table:table-cell table:style-name="Table1.A5" table:number-columns-spanned="6" office:value-type="string">
            <text:p text:style-name="P11">Thuế <text:span text:style-name="T9"><text:placeholder text:placeholder-type="text">&lt;get_tax(o)&gt;</text:placeholder></text:span>% VAT:</text:p>
          </table:table-cell>
          <table:covered-table-cell/>
          <table:covered-table-cell/>
          <table:covered-table-cell/>
          <table:covered-table-cell/>
          <table:covered-table-cell/>
          <table:table-cell table:style-name="Table1.G5" office:value-type="string">
            <text:p text:style-name="P17"><text:placeholder text:placeholder-type="text">&lt;convert_f_amount(o.amount_tax)&gt;</text:placeholder></text:p>
          </table:table-cell>
        </table:table-row>
        <table:table-row table:style-name="Table1.5">
          <table:table-cell table:style-name="Table1.A6" table:number-columns-spanned="6" office:value-type="string">
            <text:p text:style-name="P11">Tổng Cộng:</text:p>
          </table:table-cell>
          <table:covered-table-cell/>
          <table:covered-table-cell/>
          <table:covered-table-cell/>
          <table:covered-table-cell/>
          <table:covered-table-cell/>
          <table:table-cell table:style-name="Table1.G6" office:value-type="string">
            <text:p text:style-name="P17"><text:placeholder text:placeholder-type="text">&lt;convert_f_amount(o.amount_total)&gt;</text:placeholder><text:soft-page-break/></text:p>
          </table:table-cell>
        </table:table-row>
        <table:table-row table:style-name="Table1.7">
          <table:table-cell table:style-name="Table1.A7" table:number-columns-spanned="5" office:value-type="string">
            <text:p text:style-name="P12">Bằng chữ: <text:span text:style-name="T9"><text:placeholder text:placeholder-type="text">&lt;convert(o.amount_total)&gt;</text:placeholder></text:span><text:span text:style-name="T9">.</text:span></text:p>
          </table:table-cell>
          <table:covered-table-cell/>
          <table:covered-table-cell/>
          <table:covered-table-cell/>
          <table:covered-table-cell/>
          <table:table-cell table:style-name="Table1.F7" table:number-columns-spanned="2" office:value-type="string">
            <text:p text:style-name="P12"/>
          </table:table-cell>
          <table:covered-table-cell/>
        </table:table-row>
      </table:table>
      <text:list xml:id="list904233294" text:style-name="L2">
        <text:list-header>
          <text:p text:style-name="P26"/>
          <text:p text:style-name="P27"><text:span text:style-name="T5">- C</text:span><text:span text:style-name="T3">hất lượng: </text:span><text:span text:style-name="T4"><text:placeholder text:placeholder-type="text">&lt;o.chat_luong&gt;</text:placeholder></text:span></text:p>
          <text:p text:style-name="P28"><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9">- Thời gian nhận hàng <text:s text:c="6"/><text:tab/> <text:s text:c="4"/>: <text:s/><text:span text:style-name="T7"><text:placeholder text:placeholder-type="text">&lt;o.ngay_nhanhang&gt;</text:placeholder></text:span>.</text:p>
      <text:list xml:id="list1349300782" text:style-name="L3">
        <text:list-header>
          <text:p text:style-name="P29"><text:span text:style-name="T2">- Địa</text:span> điểm giao/nhận hàng <text:s text:c="8"/>: <text:s/><text:span text:style-name="T10"><text:placeholder text:placeholder-type="text">&lt;o.diadiem_nhanhang&gt;</text:placeholder></text:span><text:span text:style-name="T10">.</text:span></text:p>
        </text:list-header>
      </text:list>
      <text:list xml:id="list713888616" text:style-name="L4">
        <text:list-header>
          <text:p text:style-name="P30">- Thông báo giao và nhận hàng <text:s/>: <text:s/><text:span text:style-name="T10"><text:placeholder text:placeholder-type="text">&lt;o.thongbao_nhanhang&gt;</text:placeholder></text:span>.</text:p>
        </text:list-header>
      </text:list>
      <text:list xml:id="list1186565270" text:style-name="L5">
        <text:list-header>
          <text:p text:style-name="P31"><text:span text:style-name="T2">- Bốc x</text:span>ếp mỗi bên chịu một đầu.</text:p>
        </text:list-header>
      </text:list>
      <text:p text:style-name="P18">Chứng từ kèm theo lô hàng: </text:p>
      <text:list xml:id="list921939597" text:style-name="L6">
        <text:list-item>
          <text:p text:style-name="P24">Hóa đơn thương mại ( có thuế GTGT) : <text:s/>01 bản chính </text:p>
        </text:list-item>
        <text:list-item>
          <text:p text:style-name="P25">Bên <text:span text:style-name="T2">bán</text:span> hoàn toàn chịu trách nhiệm trước pháp luật về tính hợp pháp của hóa đơn. </text:p>
        </text:list-item>
      </text:list>
      <text:p text:style-name="P1"/>
      <text:p text:style-name="P3">ÐIỀU 3 :PHƯƠNG THỨC THANH TOÁN. </text:p>
      <text:p text:style-name="P20"><text:placeholder text:placeholder-type="text">&lt;o.phuongthuc_thanhtoan&gt;</text:placeholder></text:p>
      <text:p text:style-name="P1"/>
      <text:p text:style-name="P3">ÐIỀU 4 : ĐIỀU KHOẢN CHUNG </text:p>
      <text:p text:style-name="P2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126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line text:anchor-type="paragraph" draw:z-index="1" draw:style-name="Mgr1" draw:text-style-name="MP1" svg:x1="-0.002in" svg:y1="-0.0315in" svg:x2="6.9106in" svg:y2="-0.0453in"><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08-07T15:13:20</dc:date>
    <dc:creator>tranhung </dc:creator>
    <meta:editing-duration>PT3H5M19S</meta:editing-duration>
    <meta:editing-cycles>117</meta:editing-cycles>
    <meta:generator>LibreOffice/3.5$Linux_X86_64 LibreOffice_project/350m1$Build-2</meta:generator>
    <meta:document-statistic meta:table-count="1" meta:image-count="0" meta:object-count="0" meta:page-count="2" meta:paragraph-count="63" meta:word-count="470" meta:character-count="2903" meta:non-whitespace-character-count="2260"/>
  </office:meta>
</office:document-meta>
</file>